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T Sans" svg:font-family="'PT Sans'"/>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font-variant="normal" fo:text-transform="none" fo:color="#212529" style:font-name="PT Sans" fo:font-size="12pt"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style>
    <style:style style:name="P3"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style:style>
    <style:style style:name="P4"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5"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fo:background-color="#fff200"/>
    </style:style>
    <style:style style:name="P6" style:family="paragraph" style:parent-style-name="Text_20_body" style:list-style-name="L1">
      <style:paragraph-properties fo:margin-top="0in" fo:margin-bottom="0in" loext:contextual-spacing="false" fo:text-align="start" style:justify-single-word="false" fo:orphans="2" fo:widows="2"/>
    </style:style>
    <style:style style:name="P7" style:family="paragraph" style:parent-style-name="Text_20_body" style:list-style-name="L2">
      <style:paragraph-properties fo:margin-top="0in" fo:margin-bottom="0in" loext:contextual-spacing="false" fo:text-align="start" style:justify-single-word="false" fo:orphans="2" fo:widows="2"/>
    </style:style>
    <style:style style:name="P8" style:family="paragraph" style:parent-style-name="Text_20_body" style:list-style-name="L1">
      <style:paragraph-properties fo:margin-top="0in" fo:margin-bottom="0.1665in" loext:contextual-spacing="false" fo:text-align="start" style:justify-single-word="false" fo:orphans="2" fo:widows="2"/>
    </style:style>
    <style:style style:name="P9" style:family="paragraph" style:parent-style-name="Heading_20_2">
      <style:paragraph-properties fo:margin-left="0in" fo:margin-right="0in" fo:margin-top="0.139in" fo:margin-bottom="0in" loext:contextual-spacing="false" fo:line-height="125%" fo:text-align="start" style:justify-single-word="false" fo:orphans="2" fo:widows="2" fo:text-indent="0in" style:auto-text-indent="false" fo:padding-left="0in" fo:padding-right="0in" fo:padding-top="0in" fo:padding-bottom="0.0193in" fo:border-left="none" fo:border-right="none" fo:border-top="none" fo:border-bottom="0.06pt solid #eaecef"/>
    </style:style>
    <style:style style:name="T1" style:family="text">
      <style:text-properties fo:font-variant="normal" fo:text-transform="none" fo:color="#212529" style:text-line-through-style="none" style:text-line-through-type="none" style:font-name="PT Sans" fo:letter-spacing="normal" fo:font-style="normal" style:text-underline-style="none" fo:font-weight="bold" style:text-blinking="false" fo:background-color="transparent" loext:char-shading-value="0"/>
    </style:style>
    <style:style style:name="T2" style:family="text">
      <style:text-properties fo:font-variant="normal" fo:text-transform="none" fo:color="#212529" style:font-name="PT Sans" fo:font-size="12pt" fo:letter-spacing="normal" fo:font-style="normal" fo:font-weight="bold"/>
    </style:style>
    <style:style style:name="T3" style:family="text">
      <style:text-properties fo:font-variant="normal" fo:text-transform="none" fo:color="#212529" style:font-name="PT Sans" fo:font-size="12pt" fo:letter-spacing="normal" fo:font-style="normal" fo:font-weight="bold" fo:background-color="#fff200" loext:char-shading-value="0"/>
    </style:style>
    <style:style style:name="T4" style:family="text">
      <style:text-properties fo:font-variant="normal" fo:text-transform="none" fo:color="#212529" style:font-name="PT Sans" fo:font-size="12pt" fo:letter-spacing="normal" fo:font-style="normal" fo:font-weight="bold" fo:background-color="#fff200" loext:char-shading-value="0"/>
    </style:style>
    <style:style style:name="T5" style:family="text">
      <style:text-properties fo:font-variant="normal" fo:text-transform="none" fo:color="#212529" style:font-name="PT Sans" fo:font-size="12pt" fo:letter-spacing="normal" fo:font-style="normal" fo:font-weight="normal"/>
    </style:style>
    <style:style style:name="T6" style:family="text">
      <style:text-properties fo:font-variant="normal" fo:text-transform="none" fo:color="#212529" style:font-name="PT Sans" fo:font-size="12pt" fo:letter-spacing="normal" fo:font-style="normal" fo:font-weight="normal" fo:background-color="#fff200" loext:char-shading-value="0"/>
    </style:style>
    <style:style style:name="T7" style:family="text">
      <style:text-properties fo:font-variant="normal" fo:text-transform="none" fo:color="#212529" style:font-name="PT Sans" fo:font-size="12pt" fo:letter-spacing="normal" fo:font-style="normal" fo:font-weight="normal" fo:background-color="#fff200" loext:char-shading-value="0"/>
    </style:style>
    <style:style style:name="T8" style:family="text">
      <style:text-properties fo:font-variant="normal" fo:text-transform="none" fo:color="#212529" fo:letter-spacing="normal"/>
    </style:style>
    <style:style style:name="T9" style:family="text">
      <style:text-properties fo:font-variant="normal" fo:text-transform="none" fo:color="#e83e8c" style:font-name="SFMono-Regular" fo:font-size="9.75pt" fo:letter-spacing="normal" fo:font-style="normal" fo:font-weight="normal"/>
    </style:style>
    <style:style style:name="T10" style:family="text">
      <style:text-properties fo:font-variant="normal" fo:text-transform="none" fo:color="#a51c30" style:text-line-through-style="none" style:text-line-through-type="none" style:font-name="PT Sans" fo:font-size="12pt" fo:letter-spacing="normal" fo:font-style="normal" style:text-underline-style="none" fo:font-weight="normal" style:text-blinking="false" fo:background-color="transparent" loext:char-shading-value="0"/>
    </style:style>
    <style:style style:name="T11" style:family="text">
      <style:text-properties fo:background-color="#fff200" loext:char-shading-value="0"/>
    </style:style>
    <style:style style:name="T12" style:family="text">
      <style:text-properties fo:background-color="#fff200"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s://cs50.harvard.edu/web/2020/projects/4/network/#specification" text:style-name="Internet_20_link" text:visited-style-name="Visited_20_Internet_20_Link"><text:span text:style-name="T1">Specification</text:span></text:a></text:h>
      <text:p text:style-name="P1">Using Python, JavaScript, HTML, and CSS, complete the implementation of a social network that allows users to make posts, follow other users, and “like” posts. You must fulfill the following requirements:</text:p>
      <text:list xml:id="list2329714150" text:style-name="L1">
        <text:list-item>
          <text:p text:style-name="P8"><text:span text:style-name="Strong_20_Emphasis"><text:span text:style-name="T4">New Post</text:span></text:span><text:span text:style-name="T7">: Users who are signed in should be able to write a new text-based post by filling in text into a text area and then clicking a button to submit the post.</text:span></text:p>
          <text:list>
            <text:list-item>
              <text:p text:style-name="P5">The screenshot at the top of this specification shows the “New Post” box at the top of the “All Posts” page. You may choose to do this as well, or you may make the “New Post” feature a separate page.</text:p>
            </text:list-item>
          </text:list>
        </text:list-item>
        <text:list-item>
          <text:p text:style-name="P8"><text:span text:style-name="Strong_20_Emphasis"><text:span text:style-name="T4">All Posts</text:span></text:span><text:span text:style-name="T7">: The “All Posts” link in the navigation bar should take the user to a page where they can see all posts from all users, with the most recent posts first.</text:span></text:p>
          <text:list>
            <text:list-item>
              <text:p text:style-name="P5">Each post should include the username of the poster, the post content itself, the date and time at which the post was made, and the number of “likes” the post has (this will be 0 for all posts until you implement the ability to “like” a post later).</text:p>
            </text:list-item>
          </text:list>
        </text:list-item>
        <text:list-item>
          <text:p text:style-name="P8"><text:span text:style-name="Strong_20_Emphasis"><text:span text:style-name="T4">Profile Page</text:span></text:span><text:span text:style-name="T7">: Clicking on a username should load that user’s profile page. This page should:</text:span></text:p>
          <text:list>
            <text:list-item>
              <text:p text:style-name="P5">Display the number of followers the user has, as well as the number of people that the user follows.</text:p>
            </text:list-item>
            <text:list-item>
              <text:p text:style-name="P5">Display all of the posts for that user, in reverse chronological order.</text:p>
            </text:list-item>
            <text:list-item>
              <text:p text:style-name="P4"><text:span text:style-name="T12">For any other user who is signed in, this page should also display a “Follow” or “Unfollow” button that will let the current user toggle whether or not they are following this user’s posts</text:span>. <text:span text:style-name="T12">Note that this only applies to any “other” user:</text:span> <text:span text:style-name="T12">a user should not be able to follow themselves.</text:span></text:p>
            </text:list-item>
          </text:list>
        </text:list-item>
        <text:list-item>
          <text:p text:style-name="P8"><text:span text:style-name="Strong_20_Emphasis"><text:span text:style-name="T4">Following</text:span></text:span><text:span text:style-name="T7">: The “Following” link in the navigation bar should take the user to a page where they see all posts made by users that the current user follows.</text:span></text:p>
          <text:list>
            <text:list-item>
              <text:p text:style-name="P5">This page should behave just as the “All Posts” page does, just with a more limited set of posts.</text:p>
            </text:list-item>
            <text:list-item>
              <text:p text:style-name="P5">This page should only be available to users who are signed in.</text:p>
            </text:list-item>
          </text:list>
        </text:list-item>
        <text:list-item>
          <text:p text:style-name="P8"><text:span text:style-name="Strong_20_Emphasis"><text:span text:style-name="T2">Pagination</text:span></text:span><text:span text:style-name="T5">: On any page that displays posts, posts should only be displayed 10 on a page. If there are more than ten posts, a “Next” button should appear to take the user to the next page of posts (which should be older than the current page of posts). If not on the first page, a “Previous” button should appear to take the user to the previous page of posts as well.</text:span></text:p>
          <text:list>
            <text:list-item>
              <text:p text:style-name="P6"><text:span text:style-name="T5">See the </text:span><text:span text:style-name="Strong_20_Emphasis"><text:span text:style-name="T2">Hints</text:span></text:span><text:span text:style-name="T5"> section for some suggestions on how to implement this.</text:span></text:p>
            </text:list-item>
          </text:list>
        </text:list-item>
        <text:list-item>
          <text:p text:style-name="P8"><text:soft-page-break/><text:span text:style-name="Strong_20_Emphasis"><text:span text:style-name="T2">Edit Post</text:span></text:span><text:span text:style-name="T5">: Users should be able to click an “Edit” button or link on any of their own posts to edit that post.</text:span></text:p>
          <text:list>
            <text:list-item>
              <text:p text:style-name="P2"><text:span text:style-name="T5">When a user clicks “Edit” for one of their own posts, the content of their post should be replaced with a </text:span><text:span text:style-name="Source_20_Text"><text:span text:style-name="T9">textarea</text:span></text:span><text:span text:style-name="T5"> where the user can edit the content of their post.</text:span></text:p>
            </text:list-item>
            <text:list-item>
              <text:p text:style-name="P4">The user should then be able to “Save” the edited post. Using JavaScript, you should be able to achieve this without requiring a reload of the entire page.</text:p>
            </text:list-item>
            <text:list-item>
              <text:p text:style-name="P4">For security, ensure that your application is designed such that it is not possible for a user, via any route, to edit another user’s posts.</text:p>
            </text:list-item>
          </text:list>
        </text:list-item>
        <text:list-item>
          <text:p text:style-name="P6"><text:span text:style-name="Strong_20_Emphasis"><text:span text:style-name="T8">“</text:span></text:span><text:span text:style-name="Strong_20_Emphasis"><text:span text:style-name="T2">Like” and “Unlike”</text:span></text:span><text:span text:style-name="T5">: Users should be able to click a button or link on any post to toggle whether or not they “like” that post.</text:span></text:p>
          <text:list>
            <text:list-item>
              <text:p text:style-name="P2"><text:span text:style-name="T5">Using JavaScript, you should asynchronously let the server know to update the like count (as via a call to </text:span><text:span text:style-name="Source_20_Text"><text:span text:style-name="T9">fetch</text:span></text:span><text:span text:style-name="T5">) and then update the post’s like count displayed on the page, without requiring a reload of the entire page.</text:span></text:p>
            </text:list-item>
          </text:list>
        </text:list-item>
      </text:list>
      <text:h text:style-name="P9" text:outline-level="2"><text:bookmark text:name="hints"/><text:a xlink:type="simple" xlink:href="https://cs50.harvard.edu/web/2020/projects/4/network/#hints" text:style-name="Internet_20_link" text:visited-style-name="Visited_20_Internet_20_Link"><text:span text:style-name="T1">Hints</text:span></text:a></text:h>
      <text:list xml:id="list986746552" text:style-name="L2">
        <text:list-item>
          <text:p text:style-name="P3"><text:span text:style-name="T5">For examples of JavaScript </text:span><text:span text:style-name="Source_20_Text"><text:span text:style-name="T9">fetch</text:span></text:span><text:span text:style-name="T5"> calls, you may find some of the routes in Project 3 useful to reference.</text:span></text:p>
        </text:list-item>
        <text:list-item>
          <text:p text:style-name="P3"><text:span text:style-name="T5">You’ll likely need to create one or more models in </text:span><text:span text:style-name="Source_20_Text"><text:span text:style-name="T9">network/models.py</text:span></text:span><text:span text:style-name="T5"> and/or modify the existing </text:span><text:span text:style-name="Source_20_Text"><text:span text:style-name="T9">User</text:span></text:span><text:span text:style-name="T5"> model to store the necessary data for your web application.</text:span></text:p>
        </text:list-item>
        <text:list-item>
          <text:p text:style-name="P7"><text:span text:style-name="T5">Django’s </text:span><text:a xlink:type="simple" xlink:href="https://docs.djangoproject.com/en/3.0/topics/pagination/" text:style-name="Internet_20_link" text:visited-style-name="Visited_20_Internet_20_Link"><text:span text:style-name="T10">Paginator</text:span></text:a><text:span text:style-name="T5"> class may be helpful for implementing pagination on the back-end (in your Python code).</text:span></text:p>
        </text:list-item>
        <text:list-item>
          <text:p text:style-name="P7"><text:span text:style-name="T5">Bootstrap’s </text:span><text:a xlink:type="simple" xlink:href="https://getbootstrap.com/docs/4.4/components/pagination/" text:style-name="Internet_20_link" text:visited-style-name="Visited_20_Internet_20_Link"><text:span text:style-name="T10">Pagination</text:span></text:a><text:span text:style-name="T5"> features may be helpful for displaying pages on the front-end (in your HTML).</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T Sans" svg:font-family="'PT Sans'"/>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6:13:21.048708974</meta:creation-date>
    <dc:date>2020-07-23T19:38:31.868956971</dc:date>
    <meta:editing-duration>PT4M40S</meta:editing-duration>
    <meta:editing-cycles>1</meta:editing-cycles>
    <meta:document-statistic meta:table-count="0" meta:image-count="0" meta:object-count="0" meta:page-count="2" meta:paragraph-count="26" meta:word-count="697" meta:character-count="3705" meta:non-whitespace-character-count="3057"/>
    <meta:generator>LibreOffice/6.0.7.3$Linux_X86_64 LibreOffice_project/00m0$Build-3</meta:generator>
  </office:meta>
</office:document-meta>
</file>